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edro Calderón de la Barca<text:line-break/>(1600-1681)</text:h>
      <text:h text:style-name="Heading_20_2" text:outline-level="2"><text:span text:style-name="Emphasis">(Este es el soliloquio más famoso del drama español;<text:line-break/>ocurre al final del primer acto, cuando Segismundo<text:line-break/>piensa en la vida y en su suerte.)</text:span></text:h>
      <text:h text:style-name="Heading_20_2" text:outline-level="2">Sueña el rey que es rey, y vive<text:line-break/>con este engaño mandando,<text:line-break/>disponiendo y gobernando;<text:line-break/>y este aplauso, que recibe<text:line-break/>prestado, en el viento escribe,<text:line-break/>y en cenizas le convierte<text:line-break/>la muerte, ¡desdicha fuerte!<text:line-break/>¿Que hay quien intente reinar,<text:line-break/>viendo que ha de despertar<text:line-break/>en el sueño de la muerte?</text:h>
      <text:h text:style-name="Heading_20_2" text:outline-level="2">Sueña el rico en su riqueza,<text:line-break/>que más cuidados le ofrece;<text:line-break/>sueña el pobre que padece<text:line-break/>su miseria y su pobreza;<text:line-break/>sueña el que a medrar empieza,<text:line-break/>sueña el que afana y pretende,<text:line-break/>sueña el que agravia y ofende,<text:line-break/>y en el mundo, en conclusión,<text:line-break/>todos sueñan lo que son,<text:line-break/>aunque ninguno lo entiende.</text:h>
      <text:h text:style-name="Heading_20_2" text:outline-level="2"><text:soft-page-break/>Yo sueño que estoy aquí<text:line-break/>destas prisiones cargado,<text:line-break/>y soñé que en otro estado<text:line-break/>más lisonjero me vi.<text:line-break/>¿Qué es la vida? Un frenesí.<text:line-break/>¿Qué es la vida? Una ilusión,<text:line-break/>una sombra, una ficción,<text:line-break/>y el mayor bien es pequeño:<text:line-break/>que toda la vida es sueño,<text:line-break/>y los sueños, sueños son.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2:49:00.337344947</meta:creation-date>
    <dc:date>2018-09-22T13:20:17.660244705</dc:date>
    <meta:editing-duration>PT20M46S</meta:editing-duration>
    <meta:editing-cycles>1</meta:editing-cycles>
    <meta:document-statistic meta:table-count="0" meta:image-count="0" meta:object-count="0" meta:page-count="2" meta:paragraph-count="5" meta:word-count="186" meta:character-count="1001" meta:non-whitespace-character-count="820"/>
    <meta:generator>LibreOffice/6.1.0.3$MacOSX_X86_64 LibreOffice_project/efb621ed25068d70781dc026f7e9c5187a4decd1</meta:generator>
  </office:meta>
</office:document-meta>
</file>